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6.93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6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2.254cm" fo:break-before="auto" style:use-optimal-row-height="false"/>
    </style:style>
    <style:style style:name="ro6" style:family="table-row">
      <style:table-row-properties style:row-height="1.854cm" fo:break-before="auto" style:use-optimal-row-height="false"/>
    </style:style>
    <style:style style:name="ro7" style:family="table-row">
      <style:table-row-properties style:row-height="2.6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8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Voyage</text:p>
          </table:table-cell>
          <table:table-cell table:style-name="ce11" office:value-type="string" calcext:value-type="string">
            <text:p>Hébergement</text:p>
          </table:table-cell>
          <table:table-cell table:style-name="ce4" table:number-columns-repeated="1021"/>
        </table:table-row>
        <table:table-row table:style-name="ro2">
          <table:table-cell table:style-name="ce9" office:value-type="date" office:date-value="2023-02-03" calcext:value-type="date">
            <text:p>vendredi 3 février 2023</text:p>
          </table:table-cell>
          <table:table-cell table:style-name="ce12" office:value-type="string" calcext:value-type="string">
            <text:p><text:span text:style-name="T1">- 08h54 la baule Escoublac →  15h48 Lille Flandres</text:span></text:p>
            <text:p>- Arrêt de bus face au CIC (place St Hubert)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3">
          <table:table-cell table:style-name="ce9" table:formula="of:=[.A2]+1" office:value-type="date" office:date-value="2023-02-04" calcext:value-type="date">
            <text:p>samedi 4 février 2023</text:p>
          </table:table-cell>
          <table:table-cell table:style-name="ce12" office:value-type="string" calcext:value-type="string">
            <text:p>- 10h30 Villa Cavrois</text:p>
            <text:p>-12h30 Restaurant de César (Le St Michel)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3]+1" office:value-type="date" office:date-value="2023-02-05" calcext:value-type="date">
            <text:p>dimanche 5 février 2023</text:p>
          </table:table-cell>
          <table:table-cell table:style-name="ce12" office:value-type="string" calcext:value-type="string">
            <text:p>12h déjeuner distribution du livre Souvenirs de jeunesse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5">
          <table:table-cell table:style-name="ce9" table:formula="of:=[.A4]+1" office:value-type="date" office:date-value="2023-02-06" calcext:value-type="date">
            <text:p>lundi 6 février 2023</text:p>
          </table:table-cell>
          <table:table-cell table:style-name="ce12" office:value-type="string" calcext:value-type="string">
            <text:p><text:span text:style-name="T1">- 12h08 Lille Flandres → 12h37 Tournai → 12h43 St Ghislain 13h02</text:span></text:p>
            <text:p><text:span text:style-name="T1">- </text:span> Carte MILTIFLEX pour le bus</text:p>
            <text:p>- 13h09 TEC ligne n°1 décendre rue de Maubeuge</text:p>
            <text:p><text:span text:style-name="T2">- 13h34 TEC ligne n°4 décendre Grand bouillon</text:span></text:p>
            <text:p/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5]+1" office:value-type="date" office:date-value="2023-02-07" calcext:value-type="date">
            <text:p>mardi 7 février 2023</text:p>
          </table:table-cell>
          <table:table-cell table:style-name="ce12" office:value-type="string" calcext:value-type="string">
            <text:p>Musée Horta Bruxelles midi → Tramway N°81 Montgomery – prendre à Suède décendre à Janson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6]+1" office:value-type="date" office:date-value="2023-02-08" calcext:value-type="date">
            <text:p>mercredi 8 février 2023</text:p>
          </table:table-cell>
          <table:table-cell table:style-name="ce12" office:value-type="string" calcext:value-type="string">
            <text:p>- Musée de Tournai 14h à 17h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6">
          <table:table-cell table:style-name="ce9" table:formula="of:=[.A7]+1" office:value-type="date" office:date-value="2023-02-09" calcext:value-type="date">
            <text:p>jeudi 9 février 2023</text:p>
          </table:table-cell>
          <table:table-cell table:style-name="ce12" office:value-type="string" calcext:value-type="string">
            <text:p>- La Louvière - Centre de la Gravure et de l’Image imprimée Rue des Amours, 10 B-7100 La Louvière</text:p>
            <text:p>Heures d’ouverture Mardi → Dimanche 10:00 → 18:00</text:p>
            <text:p>Exposition <text:span text:style-name="T1">Pol Bury</text:span>. Va-et-vient</text:p>
            <text:p/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8]+1" office:value-type="date" office:date-value="2023-02-10" calcext:value-type="date">
            <text:p>vendredi 10 février 2023</text:p>
          </table:table-cell>
          <table:table-cell table:style-name="ce12"/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9]+1" office:value-type="date" office:date-value="2023-02-11" calcext:value-type="date">
            <text:p>samedi 11 février 2023</text:p>
          </table:table-cell>
          <table:table-cell table:style-name="ce12" office:value-type="string" calcext:value-type="string">
            <text:p>- Grand Hornu - Futuro Gentile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10]+1" office:value-type="date" office:date-value="2023-02-12" calcext:value-type="date">
            <text:p>dimanche 12 février 2023</text:p>
          </table:table-cell>
          <table:table-cell table:style-name="ce12"/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11]+1" office:value-type="date" office:date-value="2023-02-13" calcext:value-type="date">
            <text:p>lundi 13 février 2023</text:p>
          </table:table-cell>
          <table:table-cell table:style-name="ce12"/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2">
          <table:table-cell table:style-name="ce9" table:formula="of:=[.A12]+1" office:value-type="date" office:date-value="2023-02-14" calcext:value-type="date">
            <text:p>mardi 14 février 2023</text:p>
          </table:table-cell>
          <table:table-cell table:style-name="ce12" office:value-type="string" calcext:value-type="string">
            <text:p>- 13h15 Mons SNCB</text:p>
            <text:p>- 16h49 Luxembourg</text:p>
            <text:p>63 Rue du Fort Neipperg HMHBENBS8N</text:p>
          </table:table-cell>
          <table:table-cell table:style-name="ce15" office:value-type="string" calcext:value-type="string">
            <text:p>Mounir</text:p>
          </table:table-cell>
          <table:table-cell table:style-name="ce5" table:number-columns-repeated="1021"/>
        </table:table-row>
        <table:table-row table:style-name="ro7">
          <table:table-cell table:style-name="ce9" table:formula="of:=[.A13]+1" office:value-type="date" office:date-value="2023-02-15" calcext:value-type="date">
            <text:p>mercredi 15 février 2023</text:p>
          </table:table-cell>
          <table:table-cell table:style-name="ce18" office:value-type="string" calcext:value-type="string">
            <text:p>Galerie Ceysson &amp; Bénétière</text:p>
            <text:p>Yves Zurstrassen, (4 avril 1956,Liège) est un peintre autodidacte qui vit et travaille à Bruxelles1 Depuis les années 80, son œuvre se caractérise par une abstraction expérimentale dont il renouvelle les codes. Ecouter la 4 saisons n’est pas une pizza du 17/01/23</text:p>
            <text:p>13 - 15, Rue d’Arlon  L-8399 Koerich/Wandhaff</text:p>
            <text:p>12h → 18h</text:p>
          </table:table-cell>
          <table:table-cell table:style-name="ce15" office:value-type="string" calcext:value-type="string">
            <text:p>Mounir</text:p>
          </table:table-cell>
          <table:table-cell table:style-name="ce5" table:number-columns-repeated="1021"/>
        </table:table-row>
        <table:table-row table:style-name="ro1">
          <table:table-cell table:style-name="ce9" table:formula="of:=[.A14]+1" office:value-type="date" office:date-value="2023-02-16" calcext:value-type="date">
            <text:p>jeudi 16 février 2023</text:p>
          </table:table-cell>
          <table:table-cell table:style-name="ce14" office:value-type="string" calcext:value-type="string">
            <text:p>10h10 Luxembourg → Nantes 15h54 – 16h10 → 17h06 La Baule Escoublac</text:p>
          </table:table-cell>
          <table:table-cell table:style-name="ce16" office:value-type="string" calcext:value-type="string">
            <text:p>St Molf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ro Borinage Luxembourg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8:12:38.024672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49:04.502771852</meta:creation-date>
    <dc:date>2023-02-02T19:13:07.564742190</dc:date>
    <meta:editing-duration>PT13H11M55S</meta:editing-duration>
    <meta:editing-cycles>13</meta:editing-cycles>
    <meta:generator>LibreOffice/6.4.7.2$Linux_X86_64 LibreOffice_project/40$Build-2</meta:generator>
    <meta:print-date>2023-02-02T18:17:28.312134044</meta:print-date>
    <meta:document-statistic meta:table-count="1" meta:cell-count="42" meta:object-count="0"/>
  </office:meta>
</office:document-meta>
</file>